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venirNextLTPro" svg:font-family="AvenirNextLTPro" style:font-pitch="variable"/>
    <style:font-face style:name="AvenirNextLTPro-Demi" svg:font-family="AvenirNextLTPro-Demi"/>
    <style:font-face style:name="AvenirNextLTPro-Demi1" svg:font-family="AvenirNextLTPro-Demi" style:font-pitch="variable"/>
    <style:font-face style:name="AvenirNextLTPro1" svg:font-family="AvenirNextLTPr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516f9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2.09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f2545b"/>
    </style:style>
    <style:style style:name="gr7" style:family="graphic" style:parent-style-name="standard">
      <style:graphic-properties draw:stroke="solid" svg:stroke-width="0.052cm" svg:stroke-color="#ffffff" draw:stroke-linejoin="miter" svg:stroke-linecap="butt" draw:fill="none" fo:padding-top="0.026cm" fo:padding-bottom="0.026cm" fo:padding-left="0.026cm" fo:padding-right="0.026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516f9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.5pt" style:font-size-asian="10.5pt" style:font-size-complex="10.5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f2545b"/>
    </style:style>
    <style:style style:name="P8" style:family="paragraph">
      <loext:graphic-properties draw:fill="none"/>
    </style:style>
    <style:style style:name="T1" style:family="text">
      <style:text-properties fo:color="#f2545b" loext:opacity="100%" style:font-name="AvenirNextLTPro1" fo:font-size="10.5pt" fo:font-weight="bold" style:font-size-asian="10.5pt" style:font-weight-asian="bold" style:font-name-complex="AvenirNextLTPro1" style:font-size-complex="10.5pt" style:font-weight-complex="bold"/>
    </style:style>
    <style:style style:name="T2" style:family="text">
      <style:text-properties fo:color="#757575" loext:opacity="100%" style:font-name="AvenirNextLTPro-Demi" fo:font-size="12pt" fo:font-weight="normal" style:font-size-asian="12pt" style:font-weight-asian="normal" style:font-name-complex="AvenirNextLTPro-Demi" style:font-size-complex="12pt" style:font-weight-complex="normal"/>
    </style:style>
    <style:style style:name="T3" style:family="text">
      <style:text-properties fo:color="#000000" loext:opacity="100%" style:font-name="AvenirNextLTPro-Demi" fo:font-size="12pt" fo:font-weight="normal" style:font-size-asian="12pt" style:font-weight-asian="normal" style:font-name-complex="AvenirNextLTPro-Demi" style:font-size-complex="12pt" style:font-weight-complex="normal"/>
    </style:style>
    <style:style style:name="T4" style:family="text">
      <style:text-properties fo:color="#f2545b" loext:opacity="100%" style:font-name="AvenirNextLTPro-Demi" fo:font-size="12pt" fo:font-weight="normal" style:font-size-asian="12pt" style:font-weight-asian="normal" style:font-name-complex="AvenirNextLTPro-Demi" style:font-size-complex="12pt" style:font-weight-complex="normal"/>
    </style:style>
    <style:style style:name="T5" style:family="text">
      <style:text-properties fo:color="#9197a3" loext:opacity="100%" style:font-name="AvenirNextLTPro1" fo:font-size="12pt" fo:font-weight="normal" style:font-size-asian="12pt" style:font-weight-asian="normal" style:font-name-complex="AvenirNextLTPro1" style:font-size-complex="12pt" style:font-weight-complex="normal"/>
    </style:style>
    <style:style style:name="T6" style:family="text">
      <style:text-properties fo:color="#33475b" loext:opacity="100%" style:font-name="AvenirNextLTPro1" fo:font-size="12pt" fo:font-weight="normal" style:font-size-asian="12pt" style:font-weight-asian="normal" style:font-name-complex="AvenirNextLTPro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8.752cm" svg:height="20.015cm" svg:x="0.493cm" svg:y="0.493cm" svg:viewBox="0 0 28753 20016" draw:points="0,0 28753,0 28753,20016 0,20016">
          <text:p/>
        </draw:polygon>
        <draw:polygon draw:style-name="gr2" draw:text-style-name="P2" draw:layer="layout" svg:width="0.026cm" svg:height="15.355cm" svg:x="7.668cm" svg:y="1.023cm" svg:viewBox="0 0 27 15356" draw:points="0,0 27,0 27,15356 0,15356">
          <text:p/>
        </draw:polygon>
        <draw:frame draw:style-name="gr3" draw:text-style-name="P4" draw:layer="layout" svg:width="1.395cm" svg:height="0.522cm" svg:x="3.452cm" svg:y="4.253cm">
          <draw:text-box>
            <text:p text:style-name="P3"><text:span text:style-name="T1">Puesto</text:span></text:p>
          </draw:text-box>
        </draw:frame>
        <draw:frame draw:style-name="gr4" draw:text-style-name="P5" draw:layer="layout" svg:width="3.981cm" svg:height="0.598cm" svg:x="2.169cm" svg:y="4.65cm">
          <draw:text-box>
            <text:p text:style-name="P3"><text:span text:style-name="T2">Contador Publico</text:span></text:p>
          </draw:text-box>
        </draw:frame>
        <draw:frame draw:style-name="gr3" draw:text-style-name="P4" draw:layer="layout" svg:width="1.005cm" svg:height="0.522cm" svg:x="3.611cm" svg:y="5.842cm">
          <draw:text-box>
            <text:p text:style-name="P3"><text:span text:style-name="T1">Edad</text:span></text:p>
          </draw:text-box>
        </draw:frame>
        <draw:frame draw:style-name="gr4" draw:text-style-name="P5" draw:layer="layout" svg:width="2.656cm" svg:height="0.598cm" svg:x="2.274cm" svg:y="6.249cm">
          <draw:text-box>
            <text:p text:style-name="P3"><text:span text:style-name="T3"><text:s text:c="6"/></text:span><text:span text:style-name="T3">28 años</text:span></text:p>
          </draw:text-box>
        </draw:frame>
        <draw:frame draw:style-name="gr3" draw:text-style-name="P4" draw:layer="layout" svg:width="5.709cm" svg:height="0.522cm" svg:x="1.533cm" svg:y="7.43cm">
          <draw:text-box>
            <text:p text:style-name="P3"><text:span text:style-name="T1">Nivel de educación más alto</text:span></text:p>
          </draw:text-box>
        </draw:frame>
        <draw:frame draw:style-name="gr4" draw:text-style-name="P5" draw:layer="layout" svg:width="4.041cm" svg:height="0.598cm" svg:x="1.665cm" svg:y="7.838cm">
          <draw:text-box>
            <text:p text:style-name="P3"><text:span text:style-name="T3"><text:s text:c="8"/></text:span><text:span text:style-name="T3">Licenciatura</text:span></text:p>
          </draw:text-box>
        </draw:frame>
        <draw:frame draw:style-name="gr4" draw:text-style-name="P5" draw:layer="layout" svg:width="3.511cm" svg:height="0.598cm" svg:x="2.658cm" svg:y="8.976cm">
          <draw:text-box>
            <text:p text:style-name="P3"><text:span text:style-name="T4">Redes sociales</text:span></text:p>
          </draw:text-box>
        </draw:frame>
        <draw:frame draw:style-name="gr3" draw:text-style-name="P4" draw:layer="layout" svg:width="1.805cm" svg:height="0.522cm" svg:x="3.267cm" svg:y="13.573cm">
          <draw:text-box>
            <text:p text:style-name="P3"><text:span text:style-name="T1">Industria</text:span></text:p>
          </draw:text-box>
        </draw:frame>
        <draw:frame draw:style-name="gr5" draw:text-style-name="P6" draw:layer="layout" svg:width="2.098cm" svg:height="0.678cm" svg:x="3.15cm" svg:y="13.9cm">
          <draw:text-box>
            <text:p text:style-name="P3"><text:span text:style-name="T2">Gobierno</text:span></text:p>
          </draw:text-box>
        </draw:frame>
        <draw:frame draw:style-name="gr3" draw:text-style-name="P4" draw:layer="layout" svg:width="5.425cm" svg:height="0.522cm" svg:x="1.626cm" svg:y="15.161cm">
          <draw:text-box>
            <text:p text:style-name="P3"><text:span text:style-name="T1">Tamaño de la organización</text:span></text:p>
          </draw:text-box>
        </draw:frame>
        <draw:frame draw:style-name="gr4" draw:text-style-name="P5" draw:layer="layout" svg:width="3.816cm" svg:height="0.598cm" svg:x="2.15cm" svg:y="15.65cm">
          <draw:text-box>
            <text:p text:style-name="P3"><text:span text:style-name="T3">Grande empresa</text:span></text:p>
          </draw:text-box>
        </draw:frame>
        <draw:frame draw:style-name="gr4" draw:text-style-name="P5" draw:layer="layout" svg:width="7.351cm" svg:height="0.598cm" svg:x="8.317cm" svg:y="1.325cm">
          <draw:text-box>
            <text:p text:style-name="P3"><text:span text:style-name="T4">Canal favorito de comunicación</text:span></text:p>
          </draw:text-box>
        </draw:frame>
        <draw:frame draw:style-name="gr4" draw:text-style-name="P5" draw:layer="layout" svg:width="9.434cm" svg:height="0.598cm" svg:x="8.317cm" svg:y="3.363cm">
          <draw:text-box>
            <text:p text:style-name="P3"><text:span text:style-name="T4">Herramientas que necesita para trabajar</text:span></text:p>
          </draw:text-box>
        </draw:frame>
        <draw:frame draw:style-name="gr4" draw:text-style-name="P5" draw:layer="layout" svg:width="6.644cm" svg:height="0.598cm" svg:x="8.317cm" svg:y="5.402cm">
          <draw:text-box>
            <text:p text:style-name="P3"><text:span text:style-name="T4">Responsabilidades laborales</text:span></text:p>
          </draw:text-box>
        </draw:frame>
        <draw:frame draw:style-name="gr4" draw:text-style-name="P5" draw:layer="layout" svg:width="7.605cm" svg:height="0.598cm" svg:x="8.317cm" svg:y="7.44cm">
          <draw:text-box>
            <text:p text:style-name="P3"><text:span text:style-name="T4">Su trabajo se mide en función de</text:span></text:p>
          </draw:text-box>
        </draw:frame>
        <draw:frame draw:style-name="gr4" draw:text-style-name="P5" draw:layer="layout" svg:width="3.317cm" svg:height="0.598cm" svg:x="8.317cm" svg:y="9.479cm">
          <draw:text-box>
            <text:p text:style-name="P3"><text:span text:style-name="T4">Su superior es</text:span></text:p>
          </draw:text-box>
        </draw:frame>
        <draw:frame draw:style-name="gr4" draw:text-style-name="P5" draw:layer="layout" svg:width="4.091cm" svg:height="0.598cm" svg:x="8.317cm" svg:y="11.491cm">
          <draw:text-box>
            <text:p text:style-name="P3"><text:span text:style-name="T4">Metas u objetivos</text:span></text:p>
          </draw:text-box>
        </draw:frame>
        <draw:frame draw:style-name="gr4" draw:text-style-name="P5" draw:layer="layout" svg:width="7.436cm" svg:height="0.598cm" svg:x="8.317cm" svg:y="13.53cm">
          <draw:text-box>
            <text:p text:style-name="P3"><text:span text:style-name="T4">Obtiene información a través de</text:span></text:p>
          </draw:text-box>
        </draw:frame>
        <draw:path draw:style-name="gr6" draw:text-style-name="P7" draw:layer="layout" svg:width="1.217cm" svg:height="1.218cm" svg:x="1.844cm" svg:y="10.024cm" svg:viewBox="0 0 1218 1219" svg:d="M1218 610c0 20-1 40-3 60-1 20-4 39-8 59s-10 39-16 58-12 38-20 56c-8 19-16 37-25 54-10 18-20 35-31 51-11 17-23 33-36 48-12 16-26 31-40 45s-29 27-44 40c-16 12-32 24-48 35-17 12-34 22-51 31-18 10-36 18-54 26-19 7-38 14-57 20s-38 10-58 14c-19 4-39 7-59 9s-40 3-59 3c-20 0-40-1-60-3s-40-5-59-9c-20-4-39-8-58-14s-38-13-57-20c-18-8-36-16-54-26-17-9-34-19-51-31-16-11-32-23-48-35-15-13-30-26-44-40s-28-29-40-45c-13-15-25-31-36-48-11-16-21-33-31-51-9-17-17-35-25-54-8-18-14-37-20-56s-11-38-15-58-7-39-8-59c-2-20-3-40-3-60s1-40 3-60c1-19 4-39 8-59 4-19 9-39 15-58s12-37 20-56c8-18 16-36 25-54 10-18 20-36 31-52 11-17 23-33 36-48 12-16 26-30 40-44 14-15 29-28 44-41 16-12 32-24 48-35 17-11 34-21 51-31 18-9 36-18 54-25 19-8 38-15 57-21 19-5 38-10 58-14 19-4 39-7 59-9s40-3 60-3c19 0 39 1 59 3s40 5 59 9c20 4 39 9 58 14 19 6 38 13 57 21 18 7 36 16 54 25 17 10 34 20 51 31 16 11 32 23 48 35 15 13 30 26 44 41 14 14 28 28 40 44 13 15 25 31 36 48 11 16 21 34 31 52 9 18 17 36 25 54 8 19 14 37 20 56s12 39 16 58c4 20 7 40 8 59 2 20 3 40 3 60z">
          <text:p/>
        </draw:path>
        <draw:path draw:style-name="gr7" draw:text-style-name="P8" draw:layer="layout" svg:width="1.217cm" svg:height="1.218cm" svg:x="1.844cm" svg:y="10.024cm" svg:viewBox="0 0 1218 1219" svg:d="M1218 610c0 20-1 40-3 60-1 20-4 39-8 59s-10 39-16 58-12 38-20 56c-8 19-16 37-25 54-10 18-20 35-31 51-11 17-23 33-36 48-12 16-26 31-40 45s-29 27-44 40c-16 12-32 24-48 35-17 12-34 22-51 31-18 10-36 18-54 26-19 7-38 14-57 20s-38 10-58 14c-19 4-39 7-59 9s-40 3-59 3c-20 0-40-1-60-3s-40-5-59-9c-20-4-39-8-58-14s-38-13-57-20c-18-8-36-16-54-26-17-9-34-19-51-31-16-11-32-23-48-35-15-13-30-26-44-40s-28-29-40-45c-13-15-25-31-36-48-11-16-21-33-31-51-9-17-17-35-25-54-8-18-14-37-20-56s-11-38-15-58-7-39-8-59c-2-20-3-40-3-60s1-40 3-60c1-19 4-39 8-59 4-19 9-39 15-58s12-37 20-56c8-18 16-36 25-54 10-18 20-36 31-52 11-17 23-33 36-48 12-16 26-30 40-44 14-15 29-28 44-41 16-12 32-24 48-35 17-11 34-21 51-31 18-9 36-18 54-25 19-8 38-15 57-21 19-5 38-10 58-14 19-4 39-7 59-9s40-3 60-3c19 0 39 1 59 3s40 5 59 9c20 4 39 9 58 14 19 6 38 13 57 21 18 7 36 16 54 25 17 10 34 20 51 31 16 11 32 23 48 35 15 13 30 26 44 41 14 14 28 28 40 44 13 15 25 31 36 48 11 16 21 34 31 52 9 18 17 36 25 54 8 19 14 37 20 56s12 39 16 58c4 20 7 40 8 59 2 20 3 40 3 60z">
          <text:p/>
        </draw:path>
        <draw:path draw:style-name="gr1" draw:text-style-name="P1" draw:layer="layout" svg:width="0.295cm" svg:height="0.582cm" svg:x="2.305cm" svg:y="10.342cm" svg:viewBox="0 0 296 583" svg:d="M286 201h-88v-57c7-54 97-44 97-44v-94c-4 0-180-42-215 92-5 34-6 69-6 103h-74v103h80v279h117v-279h89l10-103z">
          <text:p/>
        </draw:path>
        <draw:path draw:style-name="gr6" draw:text-style-name="P7" draw:layer="layout" svg:width="1.217cm" svg:height="1.218cm" svg:x="3.459cm" svg:y="10.024cm" svg:viewBox="0 0 1218 1219" svg:d="M1218 610c0 20-1 40-3 60s-4 39-8 59-9 39-15 58-12 38-20 56c-8 19-16 37-26 54-9 18-19 35-30 51-11 17-23 33-36 48-12 16-26 31-40 45s-29 27-44 40c-16 12-32 24-48 35-17 12-34 22-52 31-17 10-35 18-54 26-18 7-37 14-57 20-19 6-38 10-58 14-19 4-39 7-59 9s-40 3-60 3c-19 0-39-1-59-3s-40-5-59-9c-20-4-39-8-58-14s-38-13-57-20c-18-8-36-16-54-26-17-9-34-19-51-31-16-11-32-23-48-35-15-13-30-26-44-40s-28-29-40-45c-13-15-25-31-36-48-11-16-21-33-31-51-9-17-17-35-25-54-8-18-14-37-20-56s-11-38-15-58-7-39-9-59c-1-20-2-40-2-60s1-40 2-60c2-19 5-39 9-59 4-19 9-39 15-58s12-37 20-56c8-18 16-36 25-54 10-18 20-36 31-52 11-17 23-33 36-48 12-16 26-30 40-44 14-15 29-28 44-41 16-12 32-24 48-35 17-11 34-21 51-31 18-9 36-18 54-25 19-8 38-15 57-21 19-5 38-10 58-14 19-4 39-7 59-9s40-3 59-3c20 0 40 1 60 3s40 5 59 9c20 4 39 9 58 14 20 6 39 13 57 21 19 7 37 16 54 25 18 10 35 20 52 31 16 11 32 23 48 35 15 13 30 26 44 41 14 14 28 28 40 44 13 15 25 31 36 48 11 16 21 34 30 52 10 18 18 36 26 54 8 19 14 37 20 56s11 39 15 58c4 20 6 40 8 59 2 20 3 40 3 60z">
          <text:p/>
        </draw:path>
        <draw:path draw:style-name="gr7" draw:text-style-name="P8" draw:layer="layout" svg:width="1.217cm" svg:height="1.218cm" svg:x="3.459cm" svg:y="10.024cm" svg:viewBox="0 0 1218 1219" svg:d="M1218 610c0 20-1 40-3 60s-4 39-8 59-9 39-15 58-12 38-20 56c-8 19-16 37-26 54-9 18-19 35-30 51-11 17-23 33-36 48-12 16-26 31-40 45s-29 27-44 40c-16 12-32 24-48 35-17 12-34 22-52 31-17 10-35 18-54 26-18 7-37 14-57 20-19 6-38 10-58 14-19 4-39 7-59 9s-40 3-60 3c-19 0-39-1-59-3s-40-5-59-9c-20-4-39-8-58-14s-38-13-57-20c-18-8-36-16-54-26-17-9-34-19-51-31-16-11-32-23-48-35-15-13-30-26-44-40s-28-29-40-45c-13-15-25-31-36-48-11-16-21-33-31-51-9-17-17-35-25-54-8-18-14-37-20-56s-11-38-15-58-7-39-9-59c-1-20-2-40-2-60s1-40 2-60c2-19 5-39 9-59 4-19 9-39 15-58s12-37 20-56c8-18 16-36 25-54 10-18 20-36 31-52 11-17 23-33 36-48 12-16 26-30 40-44 14-15 29-28 44-41 16-12 32-24 48-35 17-11 34-21 51-31 18-9 36-18 54-25 19-8 38-15 57-21 19-5 38-10 58-14 19-4 39-7 59-9s40-3 59-3c20 0 40 1 60 3s40 5 59 9c20 4 39 9 58 14 20 6 39 13 57 21 19 7 37 16 54 25 18 10 35 20 52 31 16 11 32 23 48 35 15 13 30 26 44 41 14 14 28 28 40 44 13 15 25 31 36 48 11 16 21 34 30 52 10 18 18 36 26 54 8 19 14 37 20 56s11 39 15 58c4 20 6 40 8 59 2 20 3 40 3 60z">
          <text:p/>
        </draw:path>
        <draw:path draw:style-name="gr1" draw:text-style-name="P1" draw:layer="layout" svg:width="0.583cm" svg:height="0.582cm" svg:x="3.776cm" svg:y="10.342cm" svg:viewBox="0 0 584 583" svg:d="M292 52c78 0 87 1 118 2 29 1 44 6 54 10 14 5 24 12 34 22s16 20 21 33c4 11 9 26 11 54 1 31 1 40 1 118s0 87-1 118c-2 29-7 45-11 55-5 13-11 23-21 33-10 11-20 17-34 22-10 4-25 9-54 10-31 2-40 2-118 2-77 0-87 0-117-2-29-1-44-6-54-10-14-5-24-11-34-22-10-10-16-20-22-33-4-10-8-26-10-55-1-31-1-40-1-118s0-87 1-118c2-28 6-43 10-54 6-13 12-23 22-33s20-17 34-22c10-4 25-9 54-10 30-1 40-2 117-2zM292 0c-79 0-89 0-120 2-31 1-52 6-70 13-19 8-36 18-52 34s-26 32-33 51c-8 19-14 40-15 71s-2 41-2 120 1 89 2 120c1 32 7 53 15 72 7 19 17 35 33 51 16 17 33 27 52 34 18 7 39 12 70 14 31 1 41 1 120 1 80 0 89 0 121-1 31-2 52-7 70-14 19-7 36-17 52-34 16-16 26-32 33-51 8-19 13-40 14-72 1-31 2-41 2-120s-1-89-2-120-6-52-14-71c-7-19-17-35-33-51s-33-26-52-34c-18-7-39-12-70-13-32-2-41-2-121-2z">
          <text:p/>
        </draw:path>
        <draw:path draw:style-name="gr1" draw:text-style-name="P1" draw:layer="layout" svg:width="0.299cm" svg:height="0.299cm" svg:x="3.918cm" svg:y="10.484cm" svg:viewBox="0 0 300 300" svg:d="M150 0c-83 0-150 67-150 150s67 150 150 150 150-67 150-150-67-150-150-150zM150 247c-54 0-98-43-98-97s44-98 98-98 98 44 98 98-44 97-98 97z">
          <text:p/>
        </draw:path>
        <draw:path draw:style-name="gr1" draw:text-style-name="P1" draw:layer="layout" svg:width="0.07cm" svg:height="0.07cm" svg:x="4.188cm" svg:y="10.443cm" svg:viewBox="0 0 71 71" svg:d="M71 36c0 4-1 9-3 13s-4 8-7 11c-4 4-8 6-13 8-4 2-8 3-13 3s-9-1-13-3c-5-2-9-4-12-8-3-3-6-7-7-11-2-4-3-9-3-13 0-5 1-9 3-14 1-4 4-8 7-12 3-3 7-6 12-8 4-1 8-2 13-2s9 1 13 2c5 2 9 5 13 8 3 4 5 8 7 12 2 5 3 9 3 14z">
          <text:p/>
        </draw:path>
        <draw:path draw:style-name="gr6" draw:text-style-name="P7" draw:layer="layout" svg:width="1.218cm" svg:height="1.218cm" svg:x="5.073cm" svg:y="10.024cm" svg:viewBox="0 0 1219 1219" svg:d="M1219 610c0 20-1 40-3 60s-4 39-8 59-9 39-15 58-12 38-20 56c-8 19-16 37-26 54-9 18-19 35-30 51-11 17-23 33-36 48-13 16-26 31-40 45s-29 27-44 40c-16 12-32 24-48 35-17 12-34 22-52 31-17 10-35 18-54 26-18 7-37 14-56 20s-38 10-58 14c-19 4-39 7-59 9s-40 3-60 3-39-1-59-3-40-5-59-9c-20-4-39-8-58-14s-39-13-58-20c-18-8-36-16-54-26-17-9-34-19-51-31-16-11-32-23-48-35-15-13-30-26-44-40s-28-29-40-45c-13-15-25-31-36-48-11-16-21-33-31-51-9-17-18-35-25-54-8-18-15-37-20-56-6-19-11-38-15-58s-7-39-9-59-3-40-3-60 1-40 3-60c2-19 5-39 9-59 4-19 9-39 15-58 5-19 12-37 20-56 7-18 16-36 25-54 10-18 20-36 31-52 11-17 23-33 36-48 12-16 26-30 40-44 14-15 29-28 44-41 16-12 32-24 48-35 17-11 34-21 51-31 18-9 36-18 54-25 19-8 39-15 58-21 19-5 38-10 58-14 19-4 39-7 59-9s39-3 59-3 40 1 60 3 40 5 59 9c20 4 39 9 58 14 19 6 38 13 56 21 19 7 37 16 54 25 18 10 35 20 52 31 16 11 32 23 48 35 15 13 30 26 44 41 14 14 27 28 40 44 13 15 25 31 36 48 11 16 21 34 30 52 10 18 18 36 26 54 8 19 14 37 20 56s11 39 15 58c4 20 6 40 8 59 2 20 3 40 3 60z">
          <text:p/>
        </draw:path>
        <draw:path draw:style-name="gr7" draw:text-style-name="P8" draw:layer="layout" svg:width="1.218cm" svg:height="1.218cm" svg:x="5.073cm" svg:y="10.024cm" svg:viewBox="0 0 1219 1219" svg:d="M1219 610c0 20-1 40-3 60s-4 39-8 59-9 39-15 58-12 38-20 56c-8 19-16 37-26 54-9 18-19 35-30 51-11 17-23 33-36 48-13 16-26 31-40 45s-29 27-44 40c-16 12-32 24-48 35-17 12-34 22-52 31-17 10-35 18-54 26-18 7-37 14-56 20s-38 10-58 14c-19 4-39 7-59 9s-40 3-60 3-39-1-59-3-40-5-59-9c-20-4-39-8-58-14s-39-13-58-20c-18-8-36-16-54-26-17-9-34-19-51-31-16-11-32-23-48-35-15-13-30-26-44-40s-28-29-40-45c-13-15-25-31-36-48-11-16-21-33-31-51-9-17-18-35-25-54-8-18-15-37-20-56-6-19-11-38-15-58s-7-39-9-59-3-40-3-60 1-40 3-60c2-19 5-39 9-59 4-19 9-39 15-58 5-19 12-37 20-56 7-18 16-36 25-54 10-18 20-36 31-52 11-17 23-33 36-48 12-16 26-30 40-44 14-15 29-28 44-41 16-12 32-24 48-35 17-11 34-21 51-31 18-9 36-18 54-25 19-8 39-15 58-21 19-5 38-10 58-14 19-4 39-7 59-9s39-3 59-3 40 1 60 3 40 5 59 9c20 4 39 9 58 14 19 6 38 13 56 21 19 7 37 16 54 25 18 10 35 20 52 31 16 11 32 23 48 35 15 13 30 26 44 41 14 14 27 28 40 44 13 15 25 31 36 48 11 16 21 34 30 52 10 18 18 36 26 54 8 19 14 37 20 56s11 39 15 58c4 20 6 40 8 59 2 20 3 40 3 60z">
          <text:p/>
        </draw:path>
        <draw:path draw:style-name="gr1" draw:text-style-name="P1" draw:layer="layout" svg:width="0.583cm" svg:height="0.47cm" svg:x="5.391cm" svg:y="10.398cm" svg:viewBox="0 0 584 471" svg:d="M525 117c7 168-118 354-341 354-66 1-129-18-184-53 63 8 127-10 178-49-52-1-97-34-113-83 18 4 37 3 55-2-57-11-97-61-96-119 17 9 35 15 54 16-53-36-69-105-38-160 61 75 152 120 248 125-12-53 12-107 60-132s107-16 144 23c26-5 52-15 75-29-8 28-27 51-52 66 24-3 47-9 69-19-16 24-36 45-59 62z">
          <text:p/>
        </draw:path>
        <draw:path draw:style-name="gr6" draw:text-style-name="P7" draw:layer="layout" svg:width="1.218cm" svg:height="1.218cm" svg:x="2.664cm" svg:y="11.639cm" svg:viewBox="0 0 1219 1219" svg:d="M1219 609c0 20-1 40-3 60s-5 39-9 59c-3 19-8 39-14 58s-13 38-20 56c-8 19-16 37-26 54-9 18-19 35-30 51-12 17-23 33-36 48-13 16-26 31-40 45s-29 27-44 40c-16 12-32 24-48 35-17 11-34 22-52 32-17 10-35 18-54 26-18 7-37 14-56 20s-38 10-58 14-39 7-59 9-40 3-60 3-40-1-59-3c-20-2-40-5-60-9-19-4-38-8-58-14-19-6-37-13-57-20-18-8-36-16-54-26-17-10-34-21-51-32s-33-23-48-35c-15-13-30-26-44-40s-28-29-40-45c-13-15-25-31-36-48-11-16-21-33-31-51-9-17-18-35-25-54-8-18-15-37-20-56-6-19-11-39-15-58-4-20-7-39-9-59s-3-40-3-60 1-40 3-60c2-19 5-39 9-59 4-19 9-39 15-58 5-19 12-37 20-56 7-18 16-36 25-54 10-18 20-35 31-51 11-17 23-33 36-48 12-16 26-30 40-44 14-15 29-28 44-41 15-12 31-24 48-35s34-22 51-31c18-9 36-18 54-25 20-8 38-15 57-21 20-5 39-10 58-14 20-4 40-7 60-9 19-2 39-3 59-3s40 1 60 3 39 5 59 9 39 9 58 14c19 6 38 13 56 21 19 7 37 16 54 25 18 9 35 20 52 31 16 11 32 23 48 35 15 13 30 26 44 41 14 14 27 28 40 44 13 15 24 31 36 48 11 16 21 33 30 51 10 18 18 36 26 54 7 19 14 37 20 56s11 39 14 58c4 20 7 40 9 59 2 20 3 40 3 60z">
          <text:p/>
        </draw:path>
        <draw:path draw:style-name="gr7" draw:text-style-name="P8" draw:layer="layout" svg:width="1.218cm" svg:height="1.218cm" svg:x="2.664cm" svg:y="11.639cm" svg:viewBox="0 0 1219 1219" svg:d="M1219 609c0 20-1 40-3 60s-5 39-9 59c-3 19-8 39-14 58s-13 38-20 56c-8 19-16 37-26 54-9 18-19 35-30 51-12 17-23 33-36 48-13 16-26 31-40 45s-29 27-44 40c-16 12-32 24-48 35-17 11-34 22-52 32-17 10-35 18-54 26-18 7-37 14-56 20s-38 10-58 14-39 7-59 9-40 3-60 3-40-1-59-3c-20-2-40-5-60-9-19-4-38-8-58-14-19-6-37-13-57-20-18-8-36-16-54-26-17-10-34-21-51-32s-33-23-48-35c-15-13-30-26-44-40s-28-29-40-45c-13-15-25-31-36-48-11-16-21-33-31-51-9-17-18-35-25-54-8-18-15-37-20-56-6-19-11-39-15-58-4-20-7-39-9-59s-3-40-3-60 1-40 3-60c2-19 5-39 9-59 4-19 9-39 15-58 5-19 12-37 20-56 7-18 16-36 25-54 10-18 20-35 31-51 11-17 23-33 36-48 12-16 26-30 40-44 14-15 29-28 44-41 15-12 31-24 48-35s34-22 51-31c18-9 36-18 54-25 20-8 38-15 57-21 20-5 39-10 58-14 20-4 40-7 60-9 19-2 39-3 59-3s40 1 60 3 39 5 59 9 39 9 58 14c19 6 38 13 56 21 19 7 37 16 54 25 18 9 35 20 52 31 16 11 32 23 48 35 15 13 30 26 44 41 14 14 27 28 40 44 13 15 24 31 36 48 11 16 21 33 30 51 10 18 18 36 26 54 7 19 14 37 20 56s11 39 14 58c4 20 7 40 9 59 2 20 3 40 3 60z">
          <text:p/>
        </draw:path>
        <draw:path draw:style-name="gr1" draw:text-style-name="P1" draw:layer="layout" svg:width="0.571cm" svg:height="0.582cm" svg:x="2.988cm" svg:y="11.957cm" svg:viewBox="0 0 572 583" svg:d="M130 583h-117v-389h117zM70 143c-28 0-54-17-65-44-11-26-5-57 15-78s50-27 76-16c27 11 44 37 44 67 0 39-31 71-70 71zM572 583h-118v-205c0-56-21-87-64-87-47 0-71 33-71 87v205h-113v-389h113v52c24-40 68-64 114-63 81 0 138 50 138 154z">
          <text:p/>
        </draw:path>
        <draw:path draw:style-name="gr6" draw:text-style-name="P7" draw:layer="layout" svg:width="1.218cm" svg:height="1.218cm" svg:x="4.279cm" svg:y="11.639cm" svg:viewBox="0 0 1219 1219" svg:d="M1219 609c0 20-1 40-3 60s-5 39-9 59c-4 19-8 39-15 58-6 19-13 38-20 56-8 19-16 37-26 54-9 18-19 35-31 51-11 17-22 33-35 48-13 16-26 31-40 45s-29 27-45 40c-15 12-31 24-48 35-16 11-33 22-51 32-17 10-35 18-54 26-18 7-37 14-56 20s-38 10-58 14-39 7-59 9-40 3-60 3-40-1-60-3c-19-2-39-5-59-9-19-4-39-8-58-14s-37-13-56-20c-18-8-36-16-54-26-17-10-35-21-51-32-17-11-33-23-48-35-16-13-30-26-44-40-15-14-28-29-41-45-12-15-24-31-35-48-11-16-21-33-31-51-9-17-18-35-25-54-8-18-15-37-21-56-5-19-10-39-14-58-4-20-7-39-9-59s-3-40-3-60 1-40 3-60c2-19 5-39 9-59 4-19 9-39 14-58 6-19 13-37 21-56 7-18 16-36 25-54 10-18 20-35 31-51 11-17 23-33 35-48 13-16 26-30 41-44 14-15 28-28 44-41 15-12 31-24 48-35 16-11 34-22 51-31 18-9 36-18 54-25 19-8 37-15 56-21 19-5 39-10 58-14 20-4 40-7 59-9 20-2 40-3 60-3s40 1 60 3 39 5 59 9 39 9 58 14c19 6 38 13 56 21 19 7 37 16 54 25 18 9 35 20 51 31 17 11 33 23 48 35 16 13 31 26 45 41 14 14 27 28 40 44 13 15 24 31 35 48 12 16 22 33 31 51 10 18 18 36 26 54 7 19 14 37 20 56 7 19 11 39 15 58 4 20 7 40 9 59 2 20 3 40 3 60z">
          <text:p/>
        </draw:path>
        <draw:path draw:style-name="gr7" draw:text-style-name="P8" draw:layer="layout" svg:width="1.218cm" svg:height="1.218cm" svg:x="4.279cm" svg:y="11.639cm" svg:viewBox="0 0 1219 1219" svg:d="M1219 609c0 20-1 40-3 60s-5 39-9 59c-4 19-8 39-15 58-6 19-13 38-20 56-8 19-16 37-26 54-9 18-19 35-31 51-11 17-22 33-35 48-13 16-26 31-40 45s-29 27-45 40c-15 12-31 24-48 35-16 11-33 22-51 32-17 10-35 18-54 26-18 7-37 14-56 20s-38 10-58 14-39 7-59 9-40 3-60 3-40-1-60-3c-19-2-39-5-59-9-19-4-39-8-58-14s-37-13-56-20c-18-8-36-16-54-26-17-10-35-21-51-32-17-11-33-23-48-35-16-13-30-26-44-40-15-14-28-29-41-45-12-15-24-31-35-48-11-16-21-33-31-51-9-17-18-35-25-54-8-18-15-37-21-56-5-19-10-39-14-58-4-20-7-39-9-59s-3-40-3-60 1-40 3-60c2-19 5-39 9-59 4-19 9-39 14-58 6-19 13-37 21-56 7-18 16-36 25-54 10-18 20-35 31-51 11-17 23-33 35-48 13-16 26-30 41-44 14-15 28-28 44-41 15-12 31-24 48-35 16-11 34-22 51-31 18-9 36-18 54-25 19-8 37-15 56-21 19-5 39-10 58-14 20-4 40-7 59-9 20-2 40-3 60-3s40 1 60 3 39 5 59 9 39 9 58 14c19 6 38 13 56 21 19 7 37 16 54 25 18 9 35 20 51 31 17 11 33 23 48 35 16 13 31 26 45 41 14 14 27 28 40 44 13 15 24 31 35 48 12 16 22 33 31 51 10 18 18 36 26 54 7 19 14 37 20 56 7 19 11 39 15 58 4 20 7 40 9 59 2 20 3 40 3 60z">
          <text:p/>
        </draw:path>
        <draw:path draw:style-name="gr1" draw:text-style-name="P1" draw:layer="layout" svg:width="0.451cm" svg:height="0.582cm" svg:x="4.663cm" svg:y="11.957cm" svg:viewBox="0 0 452 583" svg:d="M271 420c-32 1-63-15-82-41 0 0-19 77-23 92-14 39-34 77-61 110-1 2-3 3-4 2-2 0-3-2-4-4-6-43-6-86 2-128l43-183c-8-16-11-34-11-52 0-50 29-87 65-87 13 0 25 5 34 15 8 9 12 22 11 35 0 31-19 76-30 119-4 16 0 33 10 45 11 13 27 20 43 19 63 0 106-81 106-178 0-73-49-128-139-128-44-1-86 15-117 45s-50 72-49 116c-1 23 7 47 23 65 6 5 7 12 5 19-2 6-6 21-7 27-1 4-3 7-6 8-4 2-9 2-12 0-47-19-68-70-68-127 0-95 81-209 240-209 128 0 212 92 212 192 0 130-73 228-181 228z">
          <text:p/>
        </draw:path>
        <draw:frame draw:style-name="gr4" draw:text-style-name="P5" draw:layer="layout" svg:width="5.484cm" svg:height="0.598cm" svg:x="8.317cm" svg:y="15.568cm">
          <draw:text-box>
            <text:p text:style-name="P3"><text:span text:style-name="T4">Dificultades principales</text:span></text:p>
          </draw:text-box>
        </draw:frame>
        <draw:frame draw:style-name="gr4" draw:text-style-name="P5" draw:layer="layout" svg:width="5.793cm" svg:height="0.497cm" svg:x="8.317cm" svg:y="2.245cm">
          <draw:text-box>
            <text:p text:style-name="P3"><text:span text:style-name="T5">Aplicaciones de mensajería</text:span></text:p>
          </draw:text-box>
        </draw:frame>
        <draw:frame draw:style-name="gr4" draw:text-style-name="P5" draw:layer="layout" svg:width="0.423cm" svg:height="0.497cm" svg:x="8.344cm" svg:y="2.245cm">
          <draw:text-box>
            <text:p text:style-name="P3"><text:span text:style-name="T6"><text:s/></text:span></text:p>
          </draw:text-box>
        </draw:frame>
        <draw:frame draw:style-name="gr4" draw:text-style-name="P5" draw:layer="layout" svg:width="14.501cm" svg:height="0.497cm" svg:x="8.317cm" svg:y="4.284cm">
          <draw:text-box>
            <text:p text:style-name="P3"><text:span text:style-name="T5">Excel, plataforma propia del gobierno para bajar y subir información</text:span></text:p>
          </draw:text-box>
        </draw:frame>
        <draw:frame draw:style-name="gr4" draw:text-style-name="P5" draw:layer="layout" svg:width="0.423cm" svg:height="0.497cm" svg:x="8.344cm" svg:y="4.284cm">
          <draw:text-box>
            <text:p text:style-name="P3"><text:span text:style-name="T6"><text:s/></text:span></text:p>
          </draw:text-box>
        </draw:frame>
        <draw:frame draw:style-name="gr4" draw:text-style-name="P5" draw:layer="layout" svg:width="9.942cm" svg:height="0.497cm" svg:x="8.317cm" svg:y="6.322cm">
          <draw:text-box>
            <text:p text:style-name="P3"><text:span text:style-name="T5">Llevar la contabilidad de las multas de transito</text:span></text:p>
          </draw:text-box>
        </draw:frame>
        <draw:frame draw:style-name="gr4" draw:text-style-name="P5" draw:layer="layout" svg:width="0.423cm" svg:height="0.497cm" svg:x="8.344cm" svg:y="6.322cm">
          <draw:text-box>
            <text:p text:style-name="P3"><text:span text:style-name="T6"><text:s/></text:span></text:p>
          </draw:text-box>
        </draw:frame>
        <draw:frame draw:style-name="gr4" draw:text-style-name="P5" draw:layer="layout" svg:width="9.163cm" svg:height="0.497cm" svg:x="8.317cm" svg:y="8.361cm">
          <draw:text-box>
            <text:p text:style-name="P3"><text:span text:style-name="T5">Cantidad de multas contabilizadas por mes</text:span></text:p>
          </draw:text-box>
        </draw:frame>
        <draw:frame draw:style-name="gr4" draw:text-style-name="P5" draw:layer="layout" svg:width="0.423cm" svg:height="0.497cm" svg:x="8.344cm" svg:y="8.361cm">
          <draw:text-box>
            <text:p text:style-name="P3"><text:span text:style-name="T6"><text:s/></text:span></text:p>
          </draw:text-box>
        </draw:frame>
        <draw:frame draw:style-name="gr4" draw:text-style-name="P5" draw:layer="layout" svg:width="6.149cm" svg:height="0.497cm" svg:x="8.317cm" svg:y="10.399cm">
          <draw:text-box>
            <text:p text:style-name="P3"><text:span text:style-name="T5">Gerente del area de finanzas</text:span></text:p>
          </draw:text-box>
        </draw:frame>
        <draw:frame draw:style-name="gr4" draw:text-style-name="P5" draw:layer="layout" svg:width="0.423cm" svg:height="0.497cm" svg:x="8.344cm" svg:y="10.399cm">
          <draw:text-box>
            <text:p text:style-name="P3"><text:span text:style-name="T6"><text:s/></text:span></text:p>
          </draw:text-box>
        </draw:frame>
        <draw:frame draw:style-name="gr4" draw:text-style-name="P5" draw:layer="layout" svg:width="2.589cm" svg:height="0.497cm" svg:x="8.317cm" svg:y="12.411cm">
          <draw:text-box>
            <text:p text:style-name="P3"><text:span text:style-name="T5">Escribe aquí</text:span></text:p>
          </draw:text-box>
        </draw:frame>
        <draw:frame draw:style-name="gr4" draw:text-style-name="P5" draw:layer="layout" svg:width="0.423cm" svg:height="0.497cm" svg:x="8.344cm" svg:y="12.411cm">
          <draw:text-box>
            <text:p text:style-name="P3"><text:span text:style-name="T6"><text:s/></text:span></text:p>
          </draw:text-box>
        </draw:frame>
        <draw:frame draw:style-name="gr4" draw:text-style-name="P5" draw:layer="layout" svg:width="7.152cm" svg:height="0.497cm" svg:x="8.317cm" svg:y="14.45cm">
          <draw:text-box>
            <text:p text:style-name="P3"><text:span text:style-name="T5">Periodicos y plataformas digitales</text:span></text:p>
          </draw:text-box>
        </draw:frame>
        <draw:frame draw:style-name="gr4" draw:text-style-name="P5" draw:layer="layout" svg:width="0.423cm" svg:height="0.497cm" svg:x="8.344cm" svg:y="14.45cm">
          <draw:text-box>
            <text:p text:style-name="P3"><text:span text:style-name="T6"><text:s/></text:span></text:p>
          </draw:text-box>
        </draw:frame>
        <draw:frame draw:style-name="gr4" draw:text-style-name="P5" draw:layer="layout" svg:width="9.595cm" svg:height="0.497cm" svg:x="8.317cm" svg:y="16.489cm">
          <draw:text-box>
            <text:p text:style-name="P3"><text:span text:style-name="T5">Falta de tiempo, poco trato con las personas.</text:span></text:p>
          </draw:text-box>
        </draw:frame>
        <draw:frame draw:style-name="gr4" draw:text-style-name="P5" draw:layer="layout" svg:width="0.423cm" svg:height="0.497cm" svg:x="8.344cm" svg:y="16.489cm">
          <draw:text-box>
            <text:p text:style-name="P3"><text:span text:style-name="T6"><text:s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venirNextLTPro" svg:font-family="AvenirNextLTPro" style:font-pitch="variable"/>
    <style:font-face style:name="AvenirNextLTPro-Demi" svg:font-family="AvenirNextLTPro-Demi"/>
    <style:font-face style:name="AvenirNextLTPro-Demi1" svg:font-family="AvenirNextLTPro-Demi" style:font-pitch="variable"/>
    <style:font-face style:name="AvenirNextLTPro1" svg:font-family="AvenirNextLTPr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cm" fo:margin-bottom="1cm" fo:margin-left="0.4cm" fo:margin-right="0.4cm" fo:page-width="29.701cm" fo:page-height="20.9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2-27T17:39:37.525000000</dc:date>
    <meta:editing-duration>PT7M1S</meta:editing-duration>
    <meta:editing-cycles>1</meta:editing-cycles>
    <meta:document-statistic meta:object-count="54"/>
    <meta:generator>LibreOffice/7.3.0.3$Windows_X86_64 LibreOffice_project/0f246aa12d0eee4a0f7adcefbf7c878fc2238db3</meta:generator>
  </office:meta>
</office:document-meta>
</file>